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8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svg:stroke-width="0.152cm" svg:stroke-color="#c5000b" draw:marker-start-width="0.66cm" draw:marker-end-width="0.66cm" draw:fill-color="#ff950e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2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color="#c5000b" fo:font-size="32pt" style:font-size-asian="32pt" style:font-size-complex="32pt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c5000b" fo:font-size="32pt" style:font-size-asian="32pt" style:font-size-complex="32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Liberation Sans1" fo:font-size="28pt" style:font-name-asian="Liberation Sans1" style:font-size-asian="28pt" style:font-name-complex="Liberation Sans1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6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5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5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5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5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7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4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5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5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8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9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0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9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1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9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9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4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9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2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9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2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4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9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4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9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4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9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4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9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4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9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4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9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4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9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4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9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9" draw:text-style-name="P7" draw:layer="layout" svg:width="3.868cm" svg:height="1.517cm" svg:x="50.787cm" svg:y="15.812cm">
          <draw:text-box>
            <text:p><text:span text:style-name="T8">val = 0</text:span></text:p>
          </draw:text-box>
        </draw:frame>
        <draw:custom-shape draw:style-name="gr16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4.206cm" svg:height="2.385cm" svg:x="4.904cm" svg:y="5.854cm">
          <draw:text-box>
            <text:p><text:span text:style-name="T9">[6,7]</text:span></text:p>
          </draw:text-box>
        </draw:frame>
        <draw:frame draw:style-name="gr9" draw:layer="layout" svg:width="3.834cm" svg:height="1.991cm" svg:x="4.065cm" svg:y="8.565cm">
          <draw:text-box>
            <text:p><text:span text:style-name="T10">sum</text:span><text:span text:style-name="T11">:</text:span></text:p>
          </draw:text-box>
        </draw:frame>
        <draw:frame draw:style-name="gr9" draw:layer="layout" svg:width="3.402cm" svg:height="1.991cm" svg:x="4.497cm" svg:y="10.359cm">
          <draw:text-box>
            <text:p><text:span text:style-name="T10">min</text:span><text:span text:style-name="T11">:</text:span></text:p>
          </draw:text-box>
        </draw:frame>
        <draw:frame draw:style-name="gr9" draw:text-style-name="P9" draw:layer="layout" svg:width="3.262cm" svg:height="1.28cm" svg:x="22.182cm" svg:y="11.184cm">
          <draw:text-box>
            <text:p><text:span text:style-name="T7">sum: 0</text:span></text:p>
          </draw:text-box>
        </draw:frame>
        <draw:frame draw:style-name="gr9" draw:text-style-name="P9" draw:layer="layout" svg:width="3.195cm" svg:height="1.356cm" svg:x="22.183cm" svg:y="12.084cm">
          <draw:text-box>
            <text:p><text:span text:style-name="T7">min: </text:span><text:span text:style-name="T12">∞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2T08:46:41.807390203</dc:date>
    <dc:creator>elucterio </dc:creator>
    <meta:editing-duration>PT18H38M18S</meta:editing-duration>
    <meta:editing-cycles>78</meta:editing-cycles>
    <meta:generator>LibreOffice/4.2.8.2$Linux_X86_64 LibreOffice_project/420m0$Build-2</meta:generator>
    <meta:document-statistic meta:object-count="102"/>
  </office:meta>
</office:document-meta>
</file>